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T1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556cm" svg:x="9.89cm" svg:y="10.271cm">
          <text:p text:style-name="P1">fl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937cm" svg:x="6.461cm" svg:y="20.304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3.556cm" svg:x="6.461cm" svg:y="14.716cm">
          <text:p text:style-name="P1">mong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937cm" svg:x="14.081cm" svg:y="2.524cm">
          <text:p text:style-name="P1">Cur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3.937cm" svg:x="14.208cm" svg:y="17.256cm">
          <text:p text:style-name="P1">Sens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78cm" svg:y1="6.461cm" svg:x2="12.684cm" svg:y2="10.398cm">
          <text:p/>
        </draw:line>
        <draw:line draw:style-name="gr2" draw:text-style-name="P1" draw:layer="layout" svg:x1="11.033cm" svg:y1="13.7cm" svg:x2="9.509cm" svg:y2="15.097cm">
          <text:p/>
        </draw:line>
        <draw:line draw:style-name="gr2" draw:text-style-name="P1" draw:layer="layout" svg:x1="12.811cm" svg:y1="13.319cm" svg:x2="15.351cm" svg:y2="17.002cm">
          <text:p/>
        </draw:line>
        <draw:line draw:style-name="gr2" draw:text-style-name="P1" draw:layer="layout" svg:x1="8.239cm" svg:y1="18.399cm" svg:x2="8.239cm" svg:y2="20.177cm">
          <text:p/>
        </draw:line>
        <draw:frame draw:style-name="gr3" draw:text-style-name="P2" draw:layer="layout" svg:width="9.278cm" svg:height="1.216cm" svg:x="7.343cm" svg:y="25.511cm">
          <draw:text-box>
            <text:p text:style-name="P2"><text:span text:style-name="T1">Test deployment for unit testing</text:span></text:p>
          </draw:text-box>
        </draw:frame>
        <draw:frame draw:style-name="gr4" draw:layer="layout" svg:width="0.502cm" svg:height="0.962cm" svg:x="-9.287cm" svg:y="9.763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al Login</meta:initial-creator>
    <meta:creation-date>2014-09-03T14:43:26</meta:creation-date>
    <dc:date>2014-09-03T14:52:13</dc:date>
    <dc:creator>Local Login</dc:creator>
    <meta:editing-duration>PT8M48S</meta:editing-duration>
    <meta:editing-cycles>2</meta:editing-cycles>
    <meta:generator>LibreOffice/3.4$Unix LibreOffice_project/340m1$Build-502</meta:generator>
    <meta:document-statistic meta:object-count="11"/>
  </office:meta>
</office:document-meta>
</file>